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CCHARIFICATION -CORPS LÉGER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CCHARIFICATION - CORPS LÉGER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CCHARIFICATION - CORPS MOYEN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CCHARIFICATION - CORPS PLEIN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ISE EN PÂTE (DOUGHING IN)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LIER DES BÉTA GLUCANASES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'PALIER D''ACIDIFICATION'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LIER DES PROTÉIN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LIER DE FIXATION DU MOÛT (MASH-OUT)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phpMyAdmin 5.2.1-1.fc38</meta:initial-creator>
    <meta:creation-date>2023-07-27T10:43:37+00:00</meta:creation-date>
    <dc:date>2023-07-27T12:44:23.195272476</dc:date>
    <meta:editing-duration>PT32S</meta:editing-duration>
    <meta:editing-cycles>1</meta:editing-cycles>
    <meta:document-statistic meta:table-count="1" meta:cell-count="45" meta:object-count="0"/>
  </office:meta>
</office:document-meta>
</file>